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line-height="100%" fo:padding="0in" fo:border="none"/>
    </style:style>
    <style:style style:name="P2" style:family="paragraph" style:parent-style-name="Standard">
      <style:paragraph-properties fo:line-height="100%" fo:text-align="center" style:justify-single-word="false" fo:padding="0in" fo:border="none"/>
    </style:style>
    <style:style style:name="P3" style:family="paragraph" style:parent-style-name="Standard">
      <style:paragraph-properties fo:line-height="100%" fo:padding="0in" fo:border="none"/>
      <style:text-properties fo:font-variant="normal" fo:text-transform="none" style:font-name="Verdana" fo:font-size="14pt" style:font-name-asian="Verdana1" style:font-size-asian="14pt" style:font-name-complex="Verdana1" style:font-size-complex="14pt" fo:background-color="#ffff00"/>
    </style:style>
    <style:style style:name="P4" style:family="paragraph" style:parent-style-name="Standard">
      <style:paragraph-properties fo:line-height="100%" fo:padding="0in" fo:border="none"/>
      <style:text-properties fo:font-variant="normal" fo:text-transform="none" style:font-name="Verdana" fo:font-size="12pt" fo:font-weight="bold" style:font-name-asian="Verdana1" style:font-size-asian="12pt" style:font-weight-asian="bold" style:font-name-complex="Verdana1" style:font-size-complex="12pt"/>
    </style:style>
    <style:style style:name="P5" style:family="paragraph" style:parent-style-name="Standard">
      <style:paragraph-properties fo:line-height="100%" fo:padding="0in" fo:border="none"/>
      <style:text-properties fo:font-variant="normal" fo:text-transform="none" style:font-name="Verdana" fo:font-size="12pt" style:font-name-asian="Verdana1" style:font-size-asian="12pt" style:font-name-complex="Verdana1" style:font-size-complex="12pt"/>
    </style:style>
    <style:style style:name="P6" style:family="paragraph" style:parent-style-name="Standard">
      <style:paragraph-properties fo:line-height="100%" fo:padding="0in" fo:border="none"/>
      <style:text-properties fo:font-variant="normal" fo:text-transform="none" fo:color="#808080" style:font-name="Verdana" fo:font-size="10pt" style:font-name-asian="Verdana1" style:font-size-asian="10pt" style:font-name-complex="Verdana1" style:font-size-complex="10pt"/>
    </style:style>
    <style:style style:name="P7" style:family="paragraph" style:parent-style-name="Standard">
      <style:paragraph-properties fo:margin-left="0.5in" fo:margin-right="0in" fo:line-height="100%" fo:text-indent="0in" style:auto-text-indent="false" fo:padding="0in" fo:border="none"/>
    </style:style>
    <style:style style:name="P8" style:family="paragraph" style:parent-style-name="Standard">
      <style:paragraph-properties fo:margin-left="0.5in" fo:margin-right="0in" fo:line-height="100%" fo:text-indent="0in" style:auto-text-indent="false" fo:padding="0in" fo:border="none"/>
      <style:text-properties fo:font-variant="normal" fo:text-transform="none" style:font-name="Verdana" fo:font-size="12pt" style:font-name-asian="Verdana1" style:font-size-asian="12pt" style:font-name-complex="Verdana1" style:font-size-complex="12pt"/>
    </style:style>
    <style:style style:name="P9" style:family="paragraph" style:parent-style-name="Standard">
      <style:paragraph-properties fo:margin-left="0.5in" fo:margin-right="0in" fo:line-height="100%" fo:text-indent="0in" style:auto-text-indent="false" fo:padding="0in" fo:border="none"/>
      <style:text-properties style:font-name="Verdana" fo:font-size="12pt" style:font-name-asian="Verdana1" style:font-size-asian="12pt" style:font-name-complex="Verdana1" style:font-size-complex="12pt"/>
    </style:style>
    <style:style style:name="P10" style:family="paragraph" style:parent-style-name="Standard">
      <style:paragraph-properties fo:margin-left="6.2693in" fo:margin-right="-0.0028in" fo:margin-top="8.1799in" fo:margin-bottom="0in" loext:contextual-spacing="false" fo:line-height="100%" fo:orphans="0" fo:widows="0" fo:text-indent="0in" style:auto-text-indent="false" fo:padding="0in" fo:border="none"/>
    </style:style>
    <style:style style:name="P11" style:family="paragraph" style:parent-style-name="Standard" style:master-page-name="Standard">
      <style:paragraph-properties fo:line-height="100%" fo:text-align="center" style:justify-single-word="false" style:page-number="1" fo:padding="0in" fo:border="none"/>
    </style:style>
    <style:style style:name="T1" style:family="text">
      <style:text-properties fo:font-variant="normal" fo:text-transform="none" style:font-name="Verdana" fo:font-size="14pt" style:font-name-asian="Verdana1" style:font-size-asian="14pt" style:font-name-complex="Verdana1" style:font-size-complex="14pt" fo:background-color="#ffff00"/>
    </style:style>
    <style:style style:name="T2" style:family="text">
      <style:text-properties fo:font-variant="normal" fo:text-transform="none" style:font-name="Verdana" fo:font-size="12pt" style:font-name-asian="Verdana1" style:font-size-asian="12pt" style:font-name-complex="Verdana1" style:font-size-complex="12pt"/>
    </style:style>
    <style:style style:name="T3" style:family="text">
      <style:text-properties fo:font-variant="normal" fo:text-transform="none" style:font-name="Verdana" fo:font-size="12pt" fo:font-weight="bold" style:font-name-asian="Verdana1" style:font-size-asian="12pt" style:font-weight-asian="bold" style:font-name-complex="Verdana1" style:font-size-complex="12pt"/>
    </style:style>
    <style:style style:name="T4" style:family="text">
      <style:text-properties fo:font-variant="normal" fo:text-transform="none" style:font-name="Verdana" fo:font-size="12pt" fo:font-style="italic" style:font-name-asian="Verdana1" style:font-size-asian="12pt" style:font-style-asian="italic" style:font-name-complex="Verdana1" style:font-size-complex="12pt"/>
    </style:style>
    <style:style style:name="T5" style:family="text">
      <style:text-properties fo:font-variant="normal" fo:text-transform="none" fo:color="#808080" style:font-name="Verdana" fo:font-size="10pt" style:font-name-asian="Verdana1" style:font-size-asian="10pt" style:font-name-complex="Verdana1" style:font-size-complex="10pt"/>
    </style:style>
    <style:style style:name="T6" style:family="text">
      <style:text-properties style:font-name="Verdana" fo:font-size="12pt" style:font-name-asian="Verdana1" style:font-size-asian="12pt" style:font-name-complex="Verdana1" style:font-size-complex="12pt"/>
    </style:style>
    <style:style style:name="T7" style:family="text">
      <style:text-properties style:font-name="Verdana" fo:font-size="12pt" fo:font-weight="bold" style:font-name-asian="Verdana1" style:font-size-asian="12pt" style:font-weight-asian="bold" style:font-name-complex="Verdana1" style:font-size-complex="12pt"/>
    </style:style>
    <style:style style:name="T8" style:family="text">
      <style:text-properties fo:color="#1155cc" style:font-name="Verdana" fo:font-size="12pt" style:text-underline-style="solid" style:text-underline-width="auto" style:text-underline-color="font-color" fo:font-weight="bold" style:font-name-asian="Verdana1" style:font-size-asian="12pt" style:font-weight-asian="bold" style:font-name-complex="Verdana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Attention ce document est à mettre en forme conformément aux standards professionnels (page de garde, sommaire automatique, pagination, texte justifié…)</text:span></text:p>
      <text:p text:style-name="P3"/>
      <text:p text:style-name="P2"><text:span text:style-name="T5">Il est possible que vous ayez l’impression que nous vous demandions de répondre plusieurs fois à la même question. Pas de panique. L’idée est que vous y répondiez au moins une fois à travers votre cahier des charges.</text:span></text:p>
      <text:p text:style-name="P6"/>
      <text:p text:style-name="P1"><text:span text:style-name="T2">ANNEXE 2 </text:span></text:p>
      <text:p text:style-name="P1"><text:span text:style-name="T3">Cahier des charges à compléter </text:span></text:p>
      <text:p text:style-name="P4"/>
      <text:p text:style-name="P1"><text:span text:style-name="T3">1. Cadre du projet </text:span></text:p>
      <text:p text:style-name="P7"><text:span text:style-name="T2">1.1 Contexte et environnement Préciser les motifs de mise en œuvre du projet, le contexte humain, technique et environnemental interne et externe à l’université. </text:span></text:p>
      <text:p text:style-name="P8"/>
      <text:p text:style-name="P7"><text:span text:style-name="T2">1.2 Objectif du projet </text:span></text:p>
      <text:p text:style-name="P7"><text:span text:style-name="T2">• Indiquer en quelques mots le sujet du projet et le but à atteindre dans le cadre du projet. </text:span></text:p>
      <text:p text:style-name="P7"><text:span text:style-name="T2">• Est-il disciplinaire, transversal ? </text:span></text:p>
      <text:p text:style-name="P7"><text:span text:style-name="T2">• Y a-t-il un objectif pédagogique ?</text:span></text:p>
      <text:p text:style-name="P8"/>
      <text:p text:style-name="P7"><text:span text:style-name="T2">1.3 Expression du/des besoin(s) </text:span></text:p>
      <text:p text:style-name="P7"><text:span text:style-name="T2">• Précisez la commande, même si elle est peu précise = permet de définir votre champ d’action </text:span></text:p>
      <text:p text:style-name="P7"><text:span text:style-name="T2">• Raison d’être du projet, objectif du projet </text:span></text:p>
      <text:p text:style-name="P7"><text:span text:style-name="T2">• Faire la liste des résultats souhaités, attendus par le commanditaire </text:span></text:p>
      <text:p text:style-name="P7"><text:span text:style-name="T2">• Liste des facteurs déclencheurs (humains, techniques...) qui ont fait que le projet se réalise</text:span></text:p>
      <text:p text:style-name="P8"/>
      <text:p text:style-name="P7"><text:span text:style-name="T2">1.4 Acteurs concernés </text:span></text:p>
      <text:p text:style-name="P7"><text:span text:style-name="T2">• Quel(s) est/sont le(s) commanditaire(s) – le (s) demandeur(s) </text:span></text:p>
      <text:p text:style-name="P7"><text:span text:style-name="T2">• Liste des personnes participant au projet (équipe projet + éléments internes à l’UP et externes) </text:span></text:p>
      <text:p text:style-name="P7"><text:span text:style-name="T2">• Bénéficiaires (public cible, nombre d’utilisateur(s))</text:span></text:p>
      <text:p text:style-name="P8"><text:soft-page-break/></text:p>
      <text:p text:style-name="P7"><text:span text:style-name="T2">1.5 Description de l’existant </text:span></text:p>
      <text:p text:style-name="P7"><text:span text:style-name="T2">• Citer les ressources faisant le point sur l’existant </text:span></text:p>
      <text:p text:style-name="P7"><text:span text:style-name="T2">• Liste des études ou des réalisations qui ont été mises en œuvre sur le même sujet ou préalablement au projet</text:span></text:p>
      <text:p text:style-name="P9"/>
      <text:p text:style-name="P1"><text:span text:style-name="T2">2. </text:span><text:span text:style-name="T3">Contraintes </text:span></text:p>
      <text:p text:style-name="P7"><text:span text:style-name="T2">2.1 Coûts </text:span></text:p>
      <text:p text:style-name="P7"><text:span text:style-name="T2">• Budget alloué au projet </text:span></text:p>
      <text:p text:style-name="P7"><text:span text:style-name="T2">• Moyens matériels </text:span></text:p>
      <text:p text:style-name="P7"><text:span text:style-name="T2">2.2 Délais </text:span></text:p>
      <text:p text:style-name="P7"><text:span text:style-name="T2">• Date de livraison du produit/service </text:span></text:p>
      <text:p text:style-name="P7"><text:span text:style-name="T2">• Échéances intermédiaires </text:span></text:p>
      <text:p text:style-name="P7"><text:span text:style-name="T2">2.3 Autres contraintes </text:span></text:p>
      <text:p text:style-name="P7"><text:span text:style-name="T2">• Préciser si le projet est lié à d’autres projets ou si il est inscrit dans un projet plus global </text:span></text:p>
      <text:p text:style-name="P5"/>
      <text:p text:style-name="P1"><text:span text:style-name="T2">3. </text:span><text:span text:style-name="T3">Descriptif du produit ou service final </text:span></text:p>
      <text:p text:style-name="P1"><text:span text:style-name="T4">Description de ce que vous souhaitez mettre en place pour répondre à la commande (description précise du produit ou du service) </text:span></text:p>
      <text:p text:style-name="P1"><text:span text:style-name="T2">• Forme </text:span></text:p>
      <text:p text:style-name="P1"><text:span text:style-name="T2">• Public visé </text:span></text:p>
      <text:p text:style-name="P1"><text:span text:style-name="T2">• Cadre d’utilisation </text:span></text:p>
      <text:p text:style-name="P1"><text:span text:style-name="T2">• ... </text:span></text:p>
      <text:p text:style-name="P5"/>
      <text:p text:style-name="P1"><text:span text:style-name="T2">4. </text:span><text:span text:style-name="T3">Déroulement et organisation du projet </text:span></text:p>
      <text:p text:style-name="P7"><text:span text:style-name="T2">4.1 Planification </text:span></text:p>
      <text:p text:style-name="P7"><text:span text:style-name="T2">• Indiquer les dates de début et la date de fin souhaitées ainsi que les échéances intermédiaires impératives. </text:span></text:p>
      <text:p text:style-name="P7"><text:span text:style-name="T2">• Définir le temps attribué à chaque tâche et la place de chacun des acteurs (qui fait quoi ?) </text:span><text:span text:style-name="T3">Vous devez impérativement faire apparaitre ici votre feuille de tableur reprenant les différentes dates et tâches du projet ou votre diagramme de GanTT</text:span><text:span text:style-name="T2">. </text:span></text:p>
      <text:p text:style-name="P7"><text:soft-page-break/><text:span text:style-name="T2">4.2 Lieu </text:span></text:p>
      <text:p text:style-name="P7"><text:span text:style-name="T2">• Lieu(x) possible(s) d’exécution du projet (lieu envisagé)</text:span></text:p>
      <text:p text:style-name="P5"/>
      <text:p text:style-name="P1"><text:span text:style-name="T2">5. </text:span><text:span text:style-name="T3">Faisabilité et analyse des risques liés au projet </text:span></text:p>
      <text:p text:style-name="P1"><text:span text:style-name="T4">Identifiez quelques risques, freins qui pourraient entraver la conception, la réalisation et l’animation de votre projet, et esquissez des solutions adaptées. Les solutions que vous trouverez vous aideront à construire votre projet, à enrichir votre réflexion et à réagir face aux situations imprévues. </text:span></text:p>
      <text:p text:style-name="P1"><text:span text:style-name="T2">• Lister les évènements qui pourraient survenir en cours de projet et qui nuiraient à l’atteinte des objectifs. </text:span></text:p>
      <text:p text:style-name="P1"><text:span text:style-name="T2">• Lister les conséquences de l’arrivée du risque sur l’atteinte des objectifs de coût, de temps et de qualité. </text:span></text:p>
      <text:p text:style-name="P1"><text:span text:style-name="T2">• Lister les actions qui vont permettre de réduire les chances d’apparition du risque.</text:span></text:p>
      <text:p text:style-name="P5"/>
      <text:p text:style-name="P1"><text:span text:style-name="T3">6. Ressources nécessaires au développement </text:span></text:p>
      <text:p text:style-name="P1"><text:span text:style-name="T4">Définir les ressources nécessaires à la réalisation du produit ou du service. </text:span></text:p>
      <text:p text:style-name="P1"><text:span text:style-name="T2">• Besoin matériel (construction, utilisation,...) </text:span></text:p>
      <text:p text:style-name="P1"><text:span text:style-name="T2">• Besoin technique (espace, électricité,...) </text:span></text:p>
      <text:p text:style-name="P1"><text:span text:style-name="T2">• Besoin financier (budget prévisionnel,...) </text:span><text:span text:style-name="T3">Vous devez impérativement faire </text:span><text:span text:style-name="T7">apparaître</text:span><text:span text:style-name="T3"> ici votre budget prévisionnel et expliquer comment vous avez déterminé les prix</text:span><text:span text:style-name="T7"> ---&gt; tuto sur le </text:span><text:a xlink:type="simple" xlink:href="https://sites.google.com/view/gp-l3/ressources/formations-en-ligne" text:style-name="ListLabel_20_1" text:visited-style-name="ListLabel_20_1"><text:span text:style-name="T8">budget prévisionnel</text:span></text:a></text:p>
      <text:p text:style-name="P4"/>
      <text:p text:style-name="P1"><text:span text:style-name="T3">7</text:span><text:span text:style-name="T2">. </text:span><text:span text:style-name="T3">Esquisser les moyens de communication nécessaires à la diffusion du produit </text:span></text:p>
      <text:p text:style-name="P1"><text:span text:style-name="T3">fini (actions, destinataires,...) </text:span></text:p>
      <text:p text:style-name="P1"><text:span text:style-name="T2">• Souhaits du commanditaire </text:span></text:p>
      <text:p text:style-name="P1"><text:span text:style-name="T2">• Stratégie générale de communication </text:span></text:p>
      <text:p text:style-name="P1"><text:span text:style-name="T2">• Cibles de la communication </text:span></text:p>
      <text:p text:style-name="P1"><text:span text:style-name="T2">• Moyens de communication </text:span></text:p>
      <text:p text:style-name="P1"><text:span text:style-name="T2">• Tâches de communication</text:span></text:p>
      <text:p text:style-name="P5"/>
      <text:p text:style-name="P1"><text:span text:style-name="T3">8</text:span><text:span text:style-name="T2">. </text:span><text:span text:style-name="T3">Résumé du projet en anglais (une 20aine de lignes)</text:span></text:p>
      <text:p text:style-name="P4"/>
      <text:p text:style-name="P4"/>
      <text:p text:style-name="P1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padding="0in" fo:border="none" fo:keep-with-next="always"/>
      <style:text-properties fo:font-variant="normal" fo:text-transform="none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padding="0in" fo:border="none" fo:keep-with-next="always"/>
      <style:text-properties fo:font-variant="normal" fo:text-transform="none"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padding="0in" fo:border="none" fo:keep-with-next="always"/>
      <style:text-properties fo:font-variant="normal" fo:text-transform="none"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padding="0in" fo:border="none" fo:keep-with-next="always"/>
      <style:text-properties fo:font-variant="normal" fo:text-transform="none"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padding="0in" fo:border="none" fo:keep-with-next="always"/>
      <style:text-properties fo:font-variant="normal" fo:text-transform="none" fo:font-weight="bold" style:font-weight-asian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padding="0in" fo:border="none" fo:keep-with-next="always"/>
      <style:text-properties fo:font-variant="normal" fo:text-transform="none"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padding="0in" fo:border="none" fo:keep-with-next="always"/>
      <style:text-properties fo:font-variant="normal" fo:text-transform="none"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padding="0in" fo:border="none" fo:keep-with-next="always"/>
      <style:text-properties fo:font-variant="normal" fo:text-transform="none"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color="#1155cc" style:font-name="Verdana" fo:font-family="Verdana" style:font-family-generic="roman" style:font-pitch="variable" fo:font-size="12pt" style:text-underline-style="solid" style:text-underline-width="auto" style:text-underline-color="font-color" fo:font-weight="bold" style:font-name-asian="Verdana1" style:font-family-asian="Verdana" style:font-family-generic-asian="system" style:font-pitch-asian="variable" style:font-size-asian="12pt" style:font-weight-asian="bold" style:font-name-complex="Verdana1" style:font-family-complex="Verdana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61" meta:word-count="618" meta:character-count="3927" meta:non-whitespace-character-count="3320"/>
    <meta:generator>LibreOfficeDev/6.0.5.2$Linux_X86_64 LibreOffice_project/</meta:generator>
  </office:meta>
</office:document-meta>
</file>